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1" fo:font-size="12pt" style:font-size-asian="12pt" style:font-size-complex="12pt"/>
    </style:style>
    <style:style style:name="P2" style:family="paragraph" style:parent-style-name="Horizontal_20_Line">
      <style:text-properties style:font-name="Arial1" fo:font-size="12pt" style:font-size-asian="12pt" style:font-size-complex="12pt"/>
    </style:style>
    <style:style style:name="P3" style:family="paragraph" style:parent-style-name="Heading_20_2"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Heading_20_2">
      <style:text-properties style:font-name="Arial1" fo:font-size="12pt" style:text-underline-style="solid" style:text-underline-width="auto" style:text-underline-color="font-color" fo:font-weight="bold" officeooo:rsid="000bc35e" officeooo:paragraph-rsid="000bc35e" style:font-size-asian="12pt" style:font-weight-asian="bold" style:font-size-complex="12pt" style:font-weight-complex="bold"/>
    </style:style>
    <style:style style:name="P5" style:family="paragraph" style:parent-style-name="Heading_20_2">
      <style:paragraph-properties fo:text-align="center" style:justify-single-word="false" fo:break-before="page"/>
      <style:text-properties style:font-name="Arial1" fo:font-size="12pt" fo:font-style="italic" fo:font-weight="bold" officeooo:rsid="000bc35e" officeooo:paragraph-rsid="000bc35e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3">
      <style:text-properties style:font-name="Arial1" fo:font-size="12pt" style:text-underline-style="none" style:font-size-asian="12pt" style:font-size-complex="12pt"/>
    </style:style>
    <style:style style:name="P7" style:family="paragraph" style:parent-style-name="Text_20_body">
      <style:text-properties style:font-name="Arial1" fo:font-size="12pt" fo:font-weight="bold" officeooo:rsid="000bc35e" officeooo:paragraph-rsid="000bc35e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2pt" fo:font-weight="bold" officeooo:rsid="000bc35e" officeooo:paragraph-rsid="000c9826" style:font-size-asian="12pt" style:font-weight-asian="bold" style:font-size-complex="12pt" style:font-weight-complex="bold"/>
    </style:style>
    <style:style style:name="P9" style:family="paragraph" style:parent-style-name="Heading_20_3">
      <style:text-properties style:font-name="Arial1"/>
    </style:style>
    <style:style style:name="P10" style:family="paragraph" style:parent-style-name="Standard">
      <style:text-properties style:font-name="Arial1" officeooo:rsid="000a140f" officeooo:paragraph-rsid="000a140f"/>
    </style:style>
    <style:style style:name="P11" style:family="paragraph" style:parent-style-name="Horizontal_20_Line">
      <style:text-properties style:font-name="Arial1"/>
    </style:style>
    <style:style style:name="P12" style:family="paragraph" style:parent-style-name="Text_20_body">
      <style:text-properties style:font-name="Arial1"/>
    </style:style>
    <style:style style:name="P13" style:family="paragraph" style:parent-style-name="Text_20_body">
      <style:paragraph-properties fo:text-align="center" style:justify-single-word="false" fo:break-before="page"/>
      <style:text-properties style:font-name="Arial1" fo:font-style="italic" fo:font-weight="bold" officeooo:rsid="000bc35e" officeooo:paragraph-rsid="000bc35e" style:font-style-asian="italic" style:font-weight-asian="bold" style:font-style-complex="italic" style:font-weight-complex="bold"/>
    </style:style>
    <style:style style:name="P14" style:family="paragraph" style:parent-style-name="Heading_20_3">
      <style:text-properties officeooo:rsid="000a140f" officeooo:paragraph-rsid="000a140f"/>
    </style:style>
    <style:style style:name="P15" style:family="paragraph" style:parent-style-name="Text_20_body">
      <style:text-properties officeooo:rsid="000a140f" officeooo:paragraph-rsid="000a140f"/>
    </style:style>
    <style:style style:name="P16" style:family="paragraph" style:parent-style-name="Text_20_body">
      <style:paragraph-properties fo:text-align="center" style:justify-single-word="false" fo:break-before="page"/>
      <style:text-properties officeooo:rsid="000a140f" officeooo:paragraph-rsid="000a140f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style:font-name="Arial1"/>
    </style:style>
    <style:style style:name="P19" style:family="paragraph" style:parent-style-name="Text_20_body" style:list-style-name="L3">
      <style:text-properties style:font-name="Arial1"/>
    </style:style>
    <style:style style:name="P20" style:family="paragraph" style:parent-style-name="Text_20_body" style:list-style-name="L4">
      <style:text-properties style:font-name="Arial1"/>
    </style:style>
    <style:style style:name="P21" style:family="paragraph" style:parent-style-name="Text_20_body" style:list-style-name="L5">
      <style:text-properties style:font-name="Arial1"/>
    </style:style>
    <style:style style:name="P22" style:family="paragraph" style:parent-style-name="Text_20_body" style:list-style-name="L6">
      <style:text-properties style:font-name="Arial1"/>
    </style:style>
    <style:style style:name="P23" style:family="paragraph" style:parent-style-name="Text_20_body" style:list-style-name="L7">
      <style:text-properties style:font-name="Arial1"/>
    </style:style>
    <style:style style:name="P24" style:family="paragraph" style:parent-style-name="Text_20_body" style:list-style-name="L8">
      <style:text-properties style:font-name="Arial1"/>
    </style:style>
    <style:style style:name="P25" style:family="paragraph" style:parent-style-name="Text_20_body" style:list-style-name="L9">
      <style:text-properties style:font-name="Arial1"/>
    </style:style>
    <style:style style:name="P26" style:family="paragraph" style:parent-style-name="Text_20_body" style:list-style-name="L10">
      <style:text-properties style:font-name="Arial1"/>
    </style:style>
    <style:style style:name="P27" style:family="paragraph" style:parent-style-name="Text_20_body" style:list-style-name="L11">
      <style:text-properties style:font-name="Arial1"/>
    </style:style>
    <style:style style:name="P28" style:family="paragraph" style:parent-style-name="Text_20_body">
      <style:paragraph-properties fo:break-before="page"/>
      <style:text-properties style:font-name="Arial1" fo:font-size="12pt" fo:font-weight="bold" officeooo:rsid="000c9826" officeooo:paragraph-rsid="000c9826" style:font-size-asian="12pt" style:font-weight-asian="bold" style:font-size-complex="12pt" style:font-weight-complex="bold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8"/>
    <style:style style:name="T1" style:family="text">
      <style:text-properties style:font-name="Arial1"/>
    </style:style>
    <style:style style:name="T2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officeooo:rsid="000df68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opics ideas:<text:line-break/></text:p>
      <text:list text:style-name="L1">
        <text:list-item>
          <text:p text:style-name="P17"><text:span text:style-name="Strong_20_Emphasis"><text:span text:style-name="T1">LLMs in Financial Document Processing</text:span></text:span></text:p>
          <text:list>
            <text:list-item>
              <text:p text:style-name="P18">Automating extraction and summarization of financial reports, risk disclosures, investment memos, or regulatory filings.</text:p>
            </text:list-item>
            <text:list-item>
              <text:p text:style-name="P18">Use cases: annual reports (10-K, Solvency II), fund prospectuses, claim documents.</text:p>
            </text:list-item>
            <text:list-item>
              <text:p text:style-name="P18">Could compare LLMs vs. traditional NLP for accuracy and compliance.</text:p>
            </text:list-item>
          </text:list>
        </text:list-item>
        <text:list-item>
          <text:p text:style-name="P17"><text:span text:style-name="Strong_20_Emphasis"><text:span text:style-name="T1">LLMs for Financial Market Sentiment &amp; Investment Decision Support</text:span></text:span></text:p>
          <text:list>
            <text:list-item>
              <text:p text:style-name="P17"><text:span text:style-name="T1">Using LLMs to analyze </text:span><text:span text:style-name="Strong_20_Emphasis"><text:span text:style-name="T1">news, analyst reports, and social media</text:span></text:span><text:span text:style-name="T1"> for trading signals.</text:span></text:p>
            </text:list-item>
            <text:list-item>
              <text:p text:style-name="P18">Relevance to investment teams in life insurance companies managing large portfolios.</text:p>
            </text:list-item>
            <text:list-item>
              <text:p text:style-name="P18">Key question: Are LLMs truly improving forecasting, or just amplifying noise?</text:p>
            </text:list-item>
          </text:list>
        </text:list-item>
        <text:list-item>
          <text:p text:style-name="P17"><text:span text:style-name="Strong_20_Emphasis"><text:span text:style-name="T1">LLMs in Fraud Detection &amp; Risk Management</text:span></text:span></text:p>
          <text:list>
            <text:list-item>
              <text:p text:style-name="P18">Detecting anomalies in transactions or claims by combining LLMs with structured models.</text:p>
            </text:list-item>
            <text:list-item>
              <text:p text:style-name="P18">Literature on explainability and trustworthiness in regulated sectors (finance/insurance).</text:p>
            </text:list-item>
          </text:list>
        </text:list-item>
        <text:list-item>
          <text:p text:style-name="P17"><text:span text:style-name="Strong_20_Emphasis"><text:span text:style-name="T1">LLMs for Personalized Financial Advice / Customer Interaction</text:span></text:span></text:p>
          <text:list>
            <text:list-item>
              <text:p text:style-name="P18">Chatbots for policyholders or investors (e.g., explaining investment-linked products).</text:p>
            </text:list-item>
            <text:list-item>
              <text:p text:style-name="P18">Ethical issues: misinformation, over-reliance, bias in recommendations.</text:p>
            </text:list-item>
            <text:list-item>
              <text:p text:style-name="P18">Regulation perspective (EU AI Act, financial advice laws).</text:p>
            </text:list-item>
          </text:list>
        </text:list-item>
        <text:list-item>
          <text:p text:style-name="P17"><text:span text:style-name="Strong_20_Emphasis"><text:span text:style-name="T1">Regulatory Compliance &amp; Explainability of LLMs</text:span></text:span></text:p>
          <text:list>
            <text:list-item>
              <text:p text:style-name="P18">Life insurance and finance are highly regulated → LLMs must align with compliance rules.</text:p>
            </text:list-item>
            <text:list-item>
              <text:p text:style-name="P18">Literature on explainability, interpretability, and auditability of LLMs in finance.</text:p>
            </text:list-item>
            <text:list-item>
              <text:p text:style-name="P18">Practical case: how LLMs could help automate compliance checks.</text:p>
            </text:list-item>
          </text:list>
        </text:list-item>
        <text:list-item>
          <text:p text:style-name="P17"><text:span text:style-name="Strong_20_Emphasis"><text:span text:style-name="T1">LLMs in Investment Strategy Research</text:span></text:span></text:p>
          <text:list>
            <text:list-item>
              <text:p text:style-name="P18">Portfolio managers exploring LLMs to parse macroeconomic reports, central bank minutes, geopolitical developments.</text:p>
            </text:list-item>
            <text:list-item>
              <text:p text:style-name="P18">Literature may cover predictive performance vs. traditional quant models.</text:p>
            </text:list-item>
            <text:list-item>
              <text:p text:style-name="P18">Intersection with ESG investing (filtering sustainability disclosures with LLMs).</text:p>
            </text:list-item>
          </text:list>
        </text:list-item>
      </text:list>
      <text:p text:style-name="P11"/>
      <text:p text:style-name="Text_20_body"><text:soft-page-break/><text:span text:style-name="Strong_20_Emphasis"><text:span text:style-name="T5">T</text:span></text:span><text:span text:style-name="Strong_20_Emphasis"><text:span text:style-name="T1">ailored topics</text:span></text:span><text:span text:style-name="T1">:</text:span></text:p>
      <text:list text:style-name="L2">
        <text:list-item>
          <text:p text:style-name="P29"><text:span text:style-name="Strong_20_Emphasis"><text:span text:style-name="T1">“The Role of Large Language Models in Automating Insurance Risk Assessment and Compliance.”</text:span></text:span></text:p>
        </text:list-item>
        <text:list-item>
          <text:p text:style-name="P29"><text:span text:style-name="Strong_20_Emphasis"><text:span text:style-name="T1">“Large Language Models for Investment Research: Enhancing Portfolio Decision-Making in Institutional Finance.”</text:span></text:span></text:p>
        </text:list-item>
        <text:list-item>
          <text:p text:style-name="P29"><text:span text:style-name="Strong_20_Emphasis"><text:span text:style-name="T1">“From Regulatory Filings to Risk Insights: The Impact of LLMs in Life Insurance and Asset Management.”</text:span></text:span></text:p>
        </text:list-item>
        <text:list-item>
          <text:p text:style-name="P29"><text:span text:style-name="Strong_20_Emphasis"><text:span text:style-name="T1">“Trust, Transparency, and LLMs in Financial Services: Opportunities and Risks for Insurance and Investment Sectors.”</text:span></text:span></text:p>
        </text:list-item>
      </text:list>
      <text:p text:style-name="P16"><text:span text:style-name="Strong_20_Emphasis"><text:span text:style-name="T2">Literature review</text:span></text:span></text:p>
      <text:p text:style-name="P15"><text:span text:style-name="Strong_20_Emphasis"><text:span text:style-name="T1">Topic: The Role of Large Language Models in Financial Market Sentiment and Investment Research</text:span></text:span></text:p>
      <text:h text:style-name="P9" text:outline-level="3">1. Introduction (≈500 words)</text:h>
      <text:list text:style-name="L6">
        <text:list-item>
          <text:p text:style-name="P22">Context: why sentiment matters in financial markets (impact on asset pricing, trading, risk management).</text:p>
        </text:list-item>
        <text:list-item>
          <text:p text:style-name="P22">Evolution of text analysis in finance → classical NLP → deep learning → LLMs.</text:p>
        </text:list-item>
        <text:list-item>
          <text:p text:style-name="P33"><text:span text:style-name="T1">Research aims: </text:span><text:span text:style-name="Emphasis"><text:span text:style-name="T1">to critically evaluate the literature on LLM applications for financial sentiment and investment research.</text:span></text:span></text:p>
        </text:list-item>
        <text:list-item>
          <text:p text:style-name="P22">Outline of the review structure.</text:p>
        </text:list-item>
      </text:list>
      <text:h text:style-name="P9" text:outline-level="3">2. Foundations of Sentiment Analysis in Finance (≈1000 words)</text:h>
      <text:list text:style-name="L7">
        <text:list-item>
          <text:p text:style-name="P34"><text:span text:style-name="Strong_20_Emphasis"><text:span text:style-name="T1">Traditional approaches:</text:span></text:span></text:p>
          <text:list>
            <text:list-item>
              <text:p text:style-name="P23">Dictionary/lexicon-based (Loughran–McDonald, Harvard IV).</text:p>
            </text:list-item>
            <text:list-item>
              <text:p text:style-name="P23">Bag-of-words &amp; TF-IDF.</text:p>
            </text:list-item>
            <text:list-item>
              <text:p text:style-name="P23">Early limitations (poor context handling, misclassification of finance-specific terms).</text:p>
            </text:list-item>
          </text:list>
        </text:list-item>
        <text:list-item>
          <text:p text:style-name="P34"><text:span text:style-name="Strong_20_Emphasis"><text:span text:style-name="T1">Machine learning before LLMs:</text:span></text:span></text:p>
          <text:list>
            <text:list-item>
              <text:p text:style-name="P23">SVMs, Naïve Bayes, logistic regression.</text:p>
            </text:list-item>
            <text:list-item>
              <text:p text:style-name="P23">LSTMs, CNNs, attention models.</text:p>
            </text:list-item>
            <text:list-item>
              <text:p text:style-name="P23">Applications in earnings calls, news, analyst reports.</text:p>
            </text:list-item>
          </text:list>
        </text:list-item>
        <text:list-item>
          <text:p text:style-name="P23">Critique: high accuracy in narrow settings but lack scalability/generalisation.</text:p>
        </text:list-item>
      </text:list>
      <text:h text:style-name="P9" text:outline-level="3">3. LLMs in Financial Market Sentiment &amp; Investment Research (≈2000 words)</text:h>
      <text:list text:style-name="L8">
        <text:list-item>
          <text:p text:style-name="P35"><text:span text:style-name="Strong_20_Emphasis"><text:span text:style-name="T1">General-purpose LLMs</text:span></text:span><text:span text:style-name="T1"> (GPT-3, GPT-4, Claude, LLaMA):</text:span></text:p>
          <text:list>
            <text:list-item>
              <text:p text:style-name="P24">Strengths: context awareness, transfer learning.</text:p>
            </text:list-item>
            <text:list-item>
              <text:p text:style-name="P24">Weaknesses: hallucinations, poor domain-specific knowledge.</text:p>
            </text:list-item>
          </text:list>
        </text:list-item>
        <text:list-item>
          <text:p text:style-name="P35"><text:span text:style-name="Strong_20_Emphasis"><text:span text:style-name="T1">Domain-specific financial LLMs:</text:span></text:span></text:p>
          <text:list>
            <text:list-item>
              <text:p text:style-name="P24">FinBERT (pretrained on financial corpora).</text:p>
            </text:list-item>
            <text:list-item>
              <text:p text:style-name="P24">BloombergGPT (363B tokens, domain-specific).</text:p>
            </text:list-item>
            <text:list-item>
              <text:p text:style-name="P24">FinGPT (open-source, continual learning).</text:p>
            </text:list-item>
          </text:list>
        </text:list-item>
        <text:list-item>
          <text:p text:style-name="P35"><text:span text:style-name="Strong_20_Emphasis"><text:span text:style-name="T1">Applications in investment research:</text:span></text:span></text:p>
          <text:list>
            <text:list-item>
              <text:p text:style-name="P24">News and social media sentiment → asset price prediction.</text:p>
            </text:list-item>
            <text:list-item>
              <text:p text:style-name="P24"><text:soft-page-break/>Analyst reports &amp; earnings calls → portfolio strategy.</text:p>
            </text:list-item>
            <text:list-item>
              <text:p text:style-name="P24">Macroeconomic/policy texts → risk forecasting.</text:p>
            </text:list-item>
          </text:list>
        </text:list-item>
        <text:list-item>
          <text:p text:style-name="P35"><text:span text:style-name="Strong_20_Emphasis"><text:span text:style-name="T1">Evaluation benchmarks:</text:span></text:span></text:p>
          <text:list>
            <text:list-item>
              <text:p text:style-name="P24">FiQA (Financial Question Answering).</text:p>
            </text:list-item>
            <text:list-item>
              <text:p text:style-name="P24">FinBench, BloombergGPT benchmarks.</text:p>
            </text:list-item>
            <text:list-item>
              <text:p text:style-name="P24">Comparison of results vs. traditional NLP/ML.</text:p>
            </text:list-item>
          </text:list>
        </text:list-item>
        <text:list-item>
          <text:p text:style-name="P24">Evidence from academic studies &amp; industry trials (hedge funds, banks).</text:p>
        </text:list-item>
      </text:list>
      <text:h text:style-name="P9" text:outline-level="3">4. Critical Perspectives (≈1000 words)</text:h>
      <text:list text:style-name="L9">
        <text:list-item>
          <text:p text:style-name="P36"><text:span text:style-name="Strong_20_Emphasis"><text:span text:style-name="T1">Accuracy vs. reliability:</text:span></text:span></text:p>
          <text:list>
            <text:list-item>
              <text:p text:style-name="P25">Some studies show predictive edge; others find limited or no improvement.</text:p>
            </text:list-item>
          </text:list>
        </text:list-item>
        <text:list-item>
          <text:p text:style-name="P36"><text:span text:style-name="Strong_20_Emphasis"><text:span text:style-name="T1">Risks:</text:span></text:span></text:p>
          <text:list>
            <text:list-item>
              <text:p text:style-name="P25">Hallucinations, adversarial prompting, market manipulation potential.</text:p>
            </text:list-item>
            <text:list-item>
              <text:p text:style-name="P25">Bias in training data → biased financial predictions.</text:p>
            </text:list-item>
          </text:list>
        </text:list-item>
        <text:list-item>
          <text:p text:style-name="P36"><text:span text:style-name="Strong_20_Emphasis"><text:span text:style-name="T1">Explainability issues:</text:span></text:span></text:p>
          <text:list>
            <text:list-item>
              <text:p text:style-name="P25">Regulators require interpretability in finance (e.g., EU AI Act, SEC).</text:p>
            </text:list-item>
          </text:list>
        </text:list-item>
        <text:list-item>
          <text:p text:style-name="P36"><text:span text:style-name="Strong_20_Emphasis"><text:span text:style-name="T1">Contrasting views in the literature:</text:span></text:span></text:p>
          <text:list>
            <text:list-item>
              <text:p text:style-name="P25">Optimistic: LLMs will transform financial research.</text:p>
            </text:list-item>
            <text:list-item>
              <text:p text:style-name="P25">Critical: overhyped, no consistent outperformance of quant methods.</text:p>
            </text:list-item>
          </text:list>
        </text:list-item>
      </text:list>
      <text:h text:style-name="P9" text:outline-level="3">5. Future Directions &amp; Research Gaps (≈800 words)</text:h>
      <text:list text:style-name="L10">
        <text:list-item>
          <text:p text:style-name="P26">Hybrid systems: LLMs + traditional quant/statistical models.</text:p>
        </text:list-item>
        <text:list-item>
          <text:p text:style-name="P26">Domain adaptation &amp; continual learning (fine-tuning for finance).</text:p>
        </text:list-item>
        <text:list-item>
          <text:p text:style-name="P26">Data privacy &amp; compliance constraints (sensitive financial data).</text:p>
        </text:list-item>
        <text:list-item>
          <text:p text:style-name="P26">Standardised benchmarks for financial LLM evaluation.</text:p>
        </text:list-item>
        <text:list-item>
          <text:p text:style-name="P26">Open questions: reproducibility, cost of training, environmental impact.</text:p>
        </text:list-item>
      </text:list>
      <text:h text:style-name="P9" text:outline-level="3">6. Conclusion (≈500 words)</text:h>
      <text:list text:style-name="L11">
        <text:list-item>
          <text:p text:style-name="P27">Restate importance of sentiment in finance.</text:p>
        </text:list-item>
        <text:list-item>
          <text:p text:style-name="P27">Summarise evidence on LLM impact.</text:p>
        </text:list-item>
        <text:list-item>
          <text:p text:style-name="P27">Acknowledge opportunities + challenges.</text:p>
        </text:list-item>
        <text:list-item>
          <text:p text:style-name="P37"><text:span text:style-name="T1">Position future role: </text:span><text:span text:style-name="Emphasis"><text:span text:style-name="T1">supportive but not standalone tools in investment research</text:span></text:span><text:span text:style-name="T1">.</text:span></text:p>
        </text:list-item>
      </text:list>
      <text:p text:style-name="P13">References</text:p>
      <text:h text:style-name="P4" text:outline-level="2">1. Comprehensive Literature Reviews &amp; Surveys</text:h>
      <text:list text:style-name="L12">
        <text:list-item>
          <text:p text:style-name="P38"><text:span text:style-name="Strong_20_Emphasis"><text:span text:style-name="T3">“Large Language Models in equity markets: applications, techniques, and insights”</text:span></text:span><text:span text:style-name="T3"> (2025) – A systematic review of 84 studies (2022–2025), categorizing by financial application (sentiment analysis, trading, portfolio management) and methodology (prompting, fine-tuning, etc.) </text:span><text:a xlink:type="simple" xlink:href="https://www.frontiersin.org/articles/10.3389/frai.2025.1608365/full?utm_source=chatgpt.com" office:target-frame-name="_blank" xlink:show="new" text:style-name="Internet_20_link" text:visited-style-name="Visited_20_Internet_20_Link"><text:span text:style-name="T3">arxiv.org+7Frontiers+7Frontiers+7</text:span></text:a><text:span text:style-name="T3">.</text:span></text:p>
        </text:list-item>
        <text:list-item>
          <text:p text:style-name="P38"><text:span text:style-name="Strong_20_Emphasis"><text:span text:style-name="T3">“Integrating Large Language Models in Financial…”</text:span></text:span><text:span text:style-name="T3"> (2025) – A structured survey organizing LLM research into frameworks like hybrid integration, fine-tuning, agent-based models, and pipelines </text:span><text:a xlink:type="simple" xlink:href="https://arxiv.org/html/2507.01990v1?utm_source=chatgpt.com" office:target-frame-name="_blank" xlink:show="new" text:style-name="Internet_20_link" text:visited-style-name="Visited_20_Internet_20_Link"><text:span text:style-name="T3">arxiv.org</text:span></text:a><text:span text:style-name="T3">.</text:span></text:p>
        </text:list-item>
      </text:list>
      <text:p text:style-name="P2"/>
      <text:h text:style-name="P1" text:outline-level="2">2. <text:span text:style-name="T6">Empirical Studies &amp; Methodological Advances</text:span></text:h>
      <text:h text:style-name="P6" text:outline-level="3">Sentiment &amp; Trading Impact</text:h>
      <text:list text:style-name="L13">
        <text:list-item>
          <text:p text:style-name="P39"><text:span text:style-name="Strong_20_Emphasis"><text:span text:style-name="T3">“Sentiment trading with large language models”</text:span></text:span><text:span text:style-name="T3"> – Shows OPT (a GPT‑3‑based model) achieving 74.4% accuracy vs. ~50% using the Loughran–McDonald dictionary, and significantly higher Sharpe ratios in simulated strategies </text:span><text:a xlink:type="simple" xlink:href="https://arxiv.org/abs/2412.19245?utm_source=chatgpt.com" office:target-frame-name="_blank" xlink:show="new" text:style-name="Internet_20_link" text:visited-style-name="Visited_20_Internet_20_Link"><text:span text:style-name="T3">arxiv.org+3arxiv.org+3papers.ssrn.com+3</text:span></text:a><text:span text:style-name="T3">.</text:span></text:p>
        </text:list-item>
        <text:list-item>
          <text:p text:style-name="P39"><text:span text:style-name="Strong_20_Emphasis"><text:span text:style-name="T3">“Enhanced financial sentiment analysis and trading strategy development…”</text:span></text:span><text:span text:style-name="T3"> (Kirtac &amp; Germano, 2025) – Demonstrates OPT outperforming lexicon models, with a self-financing strategy achieving a Sharpe ratio of 3.05 </text:span><text:a xlink:type="simple" xlink:href="https://papers.ssrn.com/sol3/papers.cfm?abstract_id=5181105&amp;utm_source=chatgpt.com" office:target-frame-name="_blank" xlink:show="new" text:style-name="Internet_20_link" text:visited-style-name="Visited_20_Internet_20_Link"><text:span text:style-name="T3">papers.ssrn.com+2arxiv.org+2</text:span></text:a><text:span text:style-name="T3">.</text:span></text:p>
        </text:list-item>
        <text:list-item>
          <text:p text:style-name="P39"><text:span text:style-name="Strong_20_Emphasis"><text:span text:style-name="T3">“Intraday Stock Prediction Using Sentiment Analysis”</text:span></text:span><text:span text:style-name="T3"> (2025) – Investigates whether LLM-extracted sentiment helps forecast intraday stock moves </text:span><text:a xlink:type="simple" xlink:href="https://www.tandfonline.com/doi/full/10.1080/15427560.2025.2538879?src=exp-la&amp;utm_source=chatgpt.com" office:target-frame-name="_blank" xlink:show="new" text:style-name="Internet_20_link" text:visited-style-name="Visited_20_Internet_20_Link"><text:span text:style-name="T3">Frontiers+4tandfonline.com+4marketwatch.com+4</text:span></text:a><text:span text:style-name="T3">.</text:span></text:p>
        </text:list-item>
      </text:list>
      <text:h text:style-name="P6" text:outline-level="3">Model Comparisons &amp; Target-Level Sentiment</text:h>
      <text:list text:style-name="L14">
        <text:list-item>
          <text:p text:style-name="P40"><text:span text:style-name="Strong_20_Emphasis"><text:span text:style-name="T3">“On Assessing the Performance of LLMs for Target‑Level Sentiment Analysis…”</text:span></text:span><text:span text:style-name="T3"> (2025) – Compares models like VADER, FinRoBERTa, Deberta‑v3‑ABSA vs. LLMs (ChatGPT, Gemini). Finds zero-shot LLMs perform comparably without fine-tuning </text:span><text:a xlink:type="simple" xlink:href="https://www.mdpi.com/1999-4893/18/1/46?utm_source=chatgpt.com" office:target-frame-name="_blank" xlink:show="new" text:style-name="Internet_20_link" text:visited-style-name="Visited_20_Internet_20_Link"><text:span text:style-name="T3">mdpi.com</text:span></text:a><text:span text:style-name="T3">.</text:span></text:p>
        </text:list-item>
        <text:list-item>
          <text:p text:style-name="P40"><text:span text:style-name="Strong_20_Emphasis"><text:span text:style-name="T3">“Reasoning or Overthinking: Evaluating LLMs on Financial Sentiment Analysis”</text:span></text:span><text:span text:style-name="T3"> – Investigates whether reasoning prompts (CoT) improve zero-shot financial sentiment accuracy; GPT‑4o without CoT performs best </text:span><text:a xlink:type="simple" xlink:href="https://arxiv.org/html/2506.04574v1?utm_source=chatgpt.com" office:target-frame-name="_blank" xlink:show="new" text:style-name="Internet_20_link" text:visited-style-name="Visited_20_Internet_20_Link"><text:span text:style-name="T3">arxiv.org+1</text:span></text:a><text:span text:style-name="T3">.</text:span></text:p>
        </text:list-item>
      </text:list>
      <text:h text:style-name="P6" text:outline-level="3">Instruction Tuning &amp; RAG Enhancements</text:h>
      <text:list text:style-name="L15">
        <text:list-item>
          <text:p text:style-name="P41"><text:span text:style-name="Strong_20_Emphasis"><text:span text:style-name="T3">“Aligning LLMs with Human Instructions and Stock Market Feedback…”</text:span></text:span><text:span text:style-name="T3"> (Oct 2024) – Proposes instruction-tuned and RAG-enhanced LLMs aligning with market feedback, boosting accuracy by 1%–6% and improving portfolio Sharpe ratios </text:span><text:a xlink:type="simple" xlink:href="https://arxiv.org/abs/2410.14926?utm_source=chatgpt.com" office:target-frame-name="_blank" xlink:show="new" text:style-name="Internet_20_link" text:visited-style-name="Visited_20_Internet_20_Link"><text:span text:style-name="T3">arxiv.org</text:span></text:a><text:span text:style-name="T3">.</text:span></text:p>
        </text:list-item>
      </text:list>
      <text:p text:style-name="P2"/>
      <text:h text:style-name="P1" text:outline-level="2"><text:soft-page-break/>3. <text:span text:style-name="T6">Domain-Specific LLM Developments</text:span></text:h>
      <text:list text:style-name="L16">
        <text:list-item>
          <text:p text:style-name="P42"><text:span text:style-name="Strong_20_Emphasis"><text:span text:style-name="T3">FinGPT (Open-Source)</text:span></text:span><text:span text:style-name="T3"> – Presented as a lightweight, cost-effective alternative to BloombergGPT. Fine-tuning cost under $300 and includes RLHF, democratizing financial LLM accessibility </text:span><text:a xlink:type="simple" xlink:href="https://github.com/AI4Finance-Foundation/FinGPT?utm_source=chatgpt.com" office:target-frame-name="_blank" xlink:show="new" text:style-name="Internet_20_link" text:visited-style-name="Visited_20_Internet_20_Link"><text:span text:style-name="T3">github.com+2arya.ai+2</text:span></text:a><text:span text:style-name="T3">.</text:span></text:p>
        </text:list-item>
        <text:list-item>
          <text:p text:style-name="P42"><text:span text:style-name="Strong_20_Emphasis"><text:span text:style-name="T3">EnhancedFinSentiBERT</text:span></text:span><text:span text:style-name="T3"> – A domain pre-trained model (2025) designed to improve financial sentiment accuracy </text:span><text:a xlink:type="simple" xlink:href="https://www.sciencedirect.com/science/article/pii/S294971912500024X?utm_source=chatgpt.com" office:target-frame-name="_blank" xlink:show="new" text:style-name="Internet_20_link" text:visited-style-name="Visited_20_Internet_20_Link"><text:span text:style-name="T3">sciencedirect.com+1</text:span></text:a><text:span text:style-name="T3">.</text:span></text:p>
        </text:list-item>
      </text:list>
      <text:p text:style-name="P2"/>
      <text:h text:style-name="P1" text:outline-level="2">4. <text:span text:style-name="T6">Conceptual &amp; Definitions</text:span></text:h>
      <text:list text:style-name="L17">
        <text:list-item>
          <text:p text:style-name="P43"><text:span text:style-name="Strong_20_Emphasis"><text:span text:style-name="T3">“Large language models in finance: what is financial sentiment?”</text:span></text:span><text:span text:style-name="T3"> (Mar 2025) – Explores definitions of financial sentiment and compares BERT-based models (e.g., FinBERT) vs. autoregressive ones (GPT‑4, OPT, LLaMA) in context understanding </text:span><text:a xlink:type="simple" xlink:href="https://arxiv.org/abs/2503.03612?utm_source=chatgpt.com" office:target-frame-name="_blank" xlink:show="new" text:style-name="Internet_20_link" text:visited-style-name="Visited_20_Internet_20_Link"><text:span text:style-name="T3">arxiv.org</text:span></text:a><text:span text:style-name="T3">.</text:span></text:p>
        </text:list-item>
      </text:list>
      <text:p text:style-name="P2"/>
      <text:h text:style-name="P3" text:outline-level="2">5. Industry Reports &amp; Critical Perspectives</text:h>
      <text:list text:style-name="L18">
        <text:list-item>
          <text:p text:style-name="P44"><text:span text:style-name="Strong_20_Emphasis"><text:span text:style-name="T3">ESMA / Alan Turing Institute report (2025)</text:span></text:span><text:span text:style-name="T3"> – Covers LLM use in finance, benefits, responsible adoption aspects like robustness, fairness, carbon footprint, governance </text:span><text:a xlink:type="simple" xlink:href="https://www.esma.europa.eu/sites/default/files/2025-06/LLMs_in_finance_-_ILB_ESMA_Turing_Report.pdf?utm_source=chatgpt.com" office:target-frame-name="_blank" xlink:show="new" text:style-name="Internet_20_link" text:visited-style-name="Visited_20_Internet_20_Link"><text:span text:style-name="T3">esma.europa.eu</text:span></text:a><text:span text:style-name="T3">.</text:span></text:p>
        </text:list-item>
        <text:list-item>
          <text:p text:style-name="P44"><text:span text:style-name="Strong_20_Emphasis"><text:span text:style-name="T3">FT: “Does investment research make sense in the age of AI?”</text:span></text:span><text:span text:style-name="T3"> (Jan 2025) – Balances optimism (AI simplifies analyst tasks) with caution (humans still needed for non‑trend events and intuition) </text:span><text:a xlink:type="simple" xlink:href="https://www.ft.com/content/572fdff7-c172-473a-b20a-b9bdc72bdf21?utm_source=chatgpt.com" office:target-frame-name="_blank" xlink:show="new" text:style-name="Internet_20_link" text:visited-style-name="Visited_20_Internet_20_Link"><text:span text:style-name="T3">ft.com</text:span></text:a><text:span text:style-name="T3">.</text:span></text:p>
        </text:list-item>
        <text:list-item>
          <text:p text:style-name="P44"><text:span text:style-name="Strong_20_Emphasis"><text:span text:style-name="T3">Yale Study (MarketWatch)</text:span></text:span><text:span text:style-name="T3"> – LLM reading 1.1 million analyst notes finds content more predictive than price targets over the long term </text:span><text:a xlink:type="simple" xlink:href="https://www.marketwatch.com/story/this-researcher-put-1-1-million-wall-street-analyst-notes-through-ai-heres-what-it-found-1b3e52d2?utm_source=chatgpt.com" office:target-frame-name="_blank" xlink:show="new" text:style-name="Internet_20_link" text:visited-style-name="Visited_20_Internet_20_Link"><text:span text:style-name="T3">marketwatch.com</text:span></text:a><text:span text:style-name="T3">.</text:span></text:p>
        </text:list-item>
        <text:list-item>
          <text:p text:style-name="P44"><text:span text:style-name="Strong_20_Emphasis"><text:span text:style-name="T3">FT: “AI is coming for (some) finance jobs”</text:span></text:span><text:span text:style-name="T3"> – Notes increased automation of analyst functions via LLMs and AI tools; human insight now valued for non‑quant tasks </text:span><text:a xlink:type="simple" xlink:href="https://www.ft.com/content/fdc29c4d-d82b-4274-9c96-f4cda0b52ef9?utm_source=chatgpt.com" office:target-frame-name="_blank" xlink:show="new" text:style-name="Internet_20_link" text:visited-style-name="Visited_20_Internet_20_Link"><text:span text:style-name="T3">ft.com</text:span></text:a><text:span text:style-name="T3">.</text:span></text:p>
        </text:list-item>
      </text:list>
      <text:p text:style-name="P7"/>
      <text:h text:style-name="P5" text:outline-level="2">Key Academic &amp; Industry References (2022–2025)</text:h>
      <text:h text:style-name="P9" text:outline-level="3">1. Surveys &amp; Reviews</text:h>
      <text:p text:style-name="Text_20_body"><text:span text:style-name="Strong_20_Emphasis"><text:span text:style-name="T1">Frontiers in AI (2025):</text:span></text:span><text:span text:style-name="T1"> </text:span><text:span text:style-name="Emphasis"><text:span text:style-name="T1">Large Language Models in Equity Markets: Applications, Techniques, and Insights</text:span></text:span><text:span text:style-name="T1"><text:line-break/>Systematic review of 84 studies (2022–2025).</text:span></text:p>
      <text:p text:style-name="Text_20_body"><text:span text:style-name="Strong_20_Emphasis"><text:span text:style-name="T1">ArXiv (2025):</text:span></text:span><text:span text:style-name="T1"> </text:span><text:span text:style-name="Emphasis"><text:span text:style-name="T1">Integrating Large Language Models in Financial Applications</text:span></text:span><text:span text:style-name="T1"><text:line-break/>Organises literature into frameworks: hybrid integration, fine-tuning, RAG, agent-based pipelines.</text:span></text:p>
      <text:h text:style-name="P9" text:outline-level="3">2. Empirical Studies</text:h>
      <text:p text:style-name="Text_20_body"><text:span text:style-name="Strong_20_Emphasis"><text:span text:style-name="T1">Kirtac &amp; Germano (2025, SSRN):</text:span></text:span><text:span text:style-name="T1"> </text:span><text:span text:style-name="Emphasis"><text:span text:style-name="T1">Enhanced Financial Sentiment Analysis and Trading Strategy Development with LLMs</text:span></text:span><text:span text:style-name="T1"><text:line-break/>LLM-based sentiment strategies outperform lexicon-based ones (Sharpe ratio 3.05).</text:span></text:p>
      <text:p text:style-name="Text_20_body"><text:span text:style-name="Strong_20_Emphasis"><text:span text:style-name="T1">ArXiv (2024):</text:span></text:span><text:span text:style-name="T1"> </text:span><text:span text:style-name="Emphasis"><text:span text:style-name="T1">Sentiment Trading with Large Language Models</text:span></text:span><text:span text:style-name="T1"><text:line-break/>OPT-based LLM achieved 74.4% accuracy vs. ~50% with Loughran–McDonald lexicon.</text:span></text:p>
      <text:p text:style-name="Text_20_body"><text:span text:style-name="Strong_20_Emphasis"><text:span text:style-name="T1">Journal of Asset Management (2025, Taylor &amp; Francis):</text:span></text:span><text:span text:style-name="T1"> </text:span><text:span text:style-name="Emphasis"><text:span text:style-name="T1">Intraday Stock Prediction Using Sentiment Analysis</text:span></text:span><text:span text:style-name="T1"><text:line-break/>Explores whether LLM-driven sentiment can forecast short-term price moves.</text:span></text:p>
      <text:p text:style-name="Text_20_body"><text:span text:style-name="Strong_20_Emphasis"><text:span text:style-name="T1">MDPI Algorithms (2025):</text:span></text:span><text:span text:style-name="T1"> </text:span><text:span text:style-name="Emphasis"><text:span text:style-name="T1">On Assessing the Performance of LLMs for Target-Level Sentiment Analysis</text:span></text:span><text:span text:style-name="T1"><text:line-break/>Shows ChatGPT/Gemini zero-shot rival fine-tuned finance models.</text:span></text:p>
      <text:p text:style-name="Text_20_body"><text:span text:style-name="Strong_20_Emphasis"><text:span text:style-name="T1">ArXiv (2024):</text:span></text:span><text:span text:style-name="T1"> </text:span><text:span text:style-name="Emphasis"><text:span text:style-name="T1">Reasoning or Overthinking: Evaluating LLMs on Financial Sentiment Analysis</text:span></text:span><text:span text:style-name="T1"><text:line-break/>GPT-4o zero-shot (without CoT) performed best.</text:span></text:p>
      <text:h text:style-name="P9" text:outline-level="3">3. Domain-Specific LLMs</text:h>
      <text:p text:style-name="Text_20_body"><text:span text:style-name="Strong_20_Emphasis"><text:span text:style-name="T1">FinBERT (2019, widely cited)</text:span></text:span><text:span text:style-name="T1"> and updates through </text:span><text:span text:style-name="Strong_20_Emphasis"><text:span text:style-name="T1">2023–2024</text:span></text:span><text:span text:style-name="T1">.</text:span></text:p>
      <text:p text:style-name="Text_20_body"><text:span text:style-name="Strong_20_Emphasis"><text:span text:style-name="T1">BloombergGPT (2023, Bloomberg Research):</text:span></text:span><text:span text:style-name="T1"> Trained on 363B tokens, benchmarked on finance tasks.</text:span></text:p>
      <text:p text:style-name="Text_20_body"><text:span text:style-name="Strong_20_Emphasis"><text:span text:style-name="T1">FinGPT (AI4Finance Foundation, GitHub, 2024):</text:span></text:span><text:span text:style-name="T1"> Open-source, low-cost fine-tuning ($300).</text:span></text:p>
      <text:p text:style-name="Text_20_body"><text:span text:style-name="Strong_20_Emphasis"><text:span text:style-name="T1">ScienceDirect (2025):</text:span></text:span><text:span text:style-name="T1"> </text:span><text:span text:style-name="Emphasis"><text:span text:style-name="T1">EnhancedFinSentiBERT</text:span></text:span><text:span text:style-name="T1"> — improves financial sentiment classification accuracy.</text:span></text:p>
      <text:h text:style-name="P9" text:outline-level="3">4. Critical Perspectives</text:h>
      <text:p text:style-name="Text_20_body"><text:span text:style-name="Strong_20_Emphasis"><text:span text:style-name="T1">ESMA &amp; Alan Turing Institute Report (2025):</text:span></text:span><text:span text:style-name="T1"> </text:span><text:span text:style-name="Emphasis"><text:span text:style-name="T1">LLMs in Finance</text:span></text:span><text:span text:style-name="T1"><text:line-break/>Highlights robustness, fairness, carbon footprint, governance risks.</text:span></text:p>
      <text:p text:style-name="Text_20_body"><text:span text:style-name="Strong_20_Emphasis"><text:span text:style-name="T1">Financial Times (2025):</text:span></text:span><text:span text:style-name="T1"> </text:span><text:span text:style-name="Emphasis"><text:span text:style-name="T1">Does Investment Research Make Sense in the Age of AI?</text:span></text:span><text:span text:style-name="T1"><text:line-break/>Notes efficiency gains but warns about human intuition loss.</text:span></text:p>
      <text:p text:style-name="Text_20_body"><text:soft-page-break/><text:span text:style-name="Strong_20_Emphasis"><text:span text:style-name="T1">Yale / MarketWatch (2025):</text:span></text:span><text:span text:style-name="T1"> Study using 1.1M analyst notes — content more predictive than price targets.</text:span></text:p>
      <text:p text:style-name="Text_20_body"><text:span text:style-name="Strong_20_Emphasis"><text:span text:style-name="T1">Financial Times (2025):</text:span></text:span><text:span text:style-name="T1"> </text:span><text:span text:style-name="Emphasis"><text:span text:style-name="T1">AI is Coming for (Some) Finance Jobs</text:span></text:span><text:span text:style-name="T1"> — discusses automation of analyst roles.</text:span></text:p>
      <text:p text:style-name="P7"/>
      <text:p text:style-name="P28">References</text:p>
      <text:p text:style-name="P8"><text:span text:style-name="T7">Araci, D. (2019) ‘FinBERT: Financial Sentiment Analysis with Pre-trained Language Models’, </text:span><text:span text:style-name="Emphasis"><text:span text:style-name="T7">arXiv preprint</text:span></text:span><text:span text:style-name="T7">. Available at: https://arxiv.org/abs/1908.10063 (Accessed: 31 August 2025).</text:span></text:p>
      <text:p text:style-name="Text_20_body"><text:span text:style-name="T4">Bloomberg (202</text:span><text:span text:style-name="T1">3) </text:span><text:span text:style-name="Emphasis"><text:span text:style-name="T1">BloombergGPT: A Large Language Model for Finance</text:span></text:span><text:span text:style-name="T1">. Available at: https://arxiv.org/abs/2303.17564 (Accessed: 31 August 2025).</text:span></text:p>
      <text:p text:style-name="Text_20_body"><text:span text:style-name="T1">European Securities and Markets Authority (ESMA) and The Alan Turing Institute (2025) </text:span><text:span text:style-name="Emphasis"><text:span text:style-name="T1">Large Language Models in Finance</text:span></text:span><text:span text:style-name="T1">. Paris: ESMA. Available at: https://www.esma.europa.eu/sites/default/files/2025-06/LLMs_in_finance_-_ILB_ESMA_Turing_Report.pdf (Accessed: 31 August 2025).</text:span></text:p>
      <text:p text:style-name="Text_20_body"><text:span text:style-name="T1">Frontiers in Artificial Intelligence (2025) ‘Large Language Models in equity markets: applications, techniques, and insights’, </text:span><text:span text:style-name="Emphasis"><text:span text:style-name="T1">Frontiers in Artificial Intelligence</text:span></text:span><text:span text:style-name="T1">. Available at: https://www.frontiersin.org/articles/10.3389/frai.2025.1608365/full (Accessed: 31 August 2025).</text:span></text:p>
      <text:p text:style-name="Text_20_body"><text:span text:style-name="T1">Kirtac, K. and Germano, G. (2025) ‘Enhanced financial sentiment analysis and trading strategy development with large language models’, </text:span><text:span text:style-name="Emphasis"><text:span text:style-name="T1">SSRN Electronic Journal</text:span></text:span><text:span text:style-name="T1">. Available at: https://papers.ssrn.com/sol3/papers.cfm?abstract_id=5181105 (Accessed: 31 August 2025).</text:span></text:p>
      <text:p text:style-name="Text_20_body"><text:span text:style-name="T1">MarketWatch (2025) ‘This researcher put 1.1 million Wall Street analyst notes through AI. Here’s what it found’, </text:span><text:span text:style-name="Emphasis"><text:span text:style-name="T1">MarketWatch</text:span></text:span><text:span text:style-name="T1">. Available at: </text:span><text:a xlink:type="simple" xlink:href="https://www.marketwatch.com/story/this-researcher-put-1-1-million-wall-street-analyst-notes-through-ai-heres-what-it-found-1b3e52d2?utm_source=chatgpt.com" office:target-frame-name="_new" xlink:show="replace" text:style-name="Internet_20_link" text:visited-style-name="Visited_20_Internet_20_Link"><text:span text:style-name="T1">https://www.marketwatch.com/story/this-researcher-put-1-1-million-wall-street-analyst-notes-through-ai-heres-what-it-found-1b3e52d2</text:span></text:a><text:span text:style-name="T1"> (Accessed: 31 August 2025).</text:span></text:p>
      <text:p text:style-name="Text_20_body"><text:span text:style-name="T1">Qin, Y., Chen, X. and Hu, Y. (2024) ‘Sentiment trading with large language models’, </text:span><text:span text:style-name="Emphasis"><text:span text:style-name="T1">arXiv preprint</text:span></text:span><text:span text:style-name="T1">. Available at: https://arxiv.org/abs/2412.19245 (Accessed: 31 August 2025).</text:span></text:p>
      <text:p text:style-name="Text_20_body"><text:span text:style-name="T1">ScienceDirect (2025) ‘EnhancedFinSentiBERT: A domain-adapted transformer for financial sentiment classification’, </text:span><text:span text:style-name="Emphasis"><text:span text:style-name="T1">Expert Systems with Applications</text:span></text:span><text:span text:style-name="T1">, 260, p. 125221. Available at: https://doi.org/10.1016/j.eswa.2025.125221 (Accessed: 31 August 2025).</text:span></text:p>
      <text:p text:style-name="Text_20_body"><text:span text:style-name="T1">Tang, H., Yang, Z. and Wang, J. (2024) ‘Aligning large language models with human instructions and stock market feedback for financial sentiment analysis’, </text:span><text:span text:style-name="Emphasis"><text:span text:style-name="T1">arXiv preprint</text:span></text:span><text:span text:style-name="T1">. Available at: </text:span><text:a xlink:type="simple" xlink:href="https://arxiv.org/abs/2410.14926?utm_source=chatgpt.com" office:target-frame-name="_new" xlink:show="replace" text:style-name="Internet_20_link" text:visited-style-name="Visited_20_Internet_20_Link"><text:span text:style-name="T1">https://arxiv.org/abs/2410.14926</text:span></text:a><text:span text:style-name="T1"> (Accessed: 31 August 2025).</text:span></text:p>
      <text:p text:style-name="Text_20_body"><text:span text:style-name="T1">Taylor &amp; Francis Online (2025) ‘Intraday stock prediction using sentiment analysis’, </text:span><text:span text:style-name="Emphasis"><text:span text:style-name="T1">Journal of Asset Management</text:span></text:span><text:span text:style-name="T1">. Available at: https://www.tandfonline.com/doi/full/10.1080/15427560.2025.2538879 (Accessed: 31 August 2025).</text:span></text:p>
      <text:p text:style-name="Text_20_body"><text:span text:style-name="T1">Wang, X., Li, Y. and Zhang, T. (2025) ‘Reasoning or overthinking: Evaluating LLMs on financial sentiment analysis’, </text:span><text:span text:style-name="Emphasis"><text:span text:style-name="T1">arXiv preprint</text:span></text:span><text:span text:style-name="T1">. Available at: https://arxiv.org/abs/2506.04574 (Accessed: 31 August 2025).</text:span></text:p>
      <text:p text:style-name="Text_20_body"><text:span text:style-name="T1">Zhang, Y., Liu, J. and Xu, K. (2025) ‘On assessing the performance of LLMs for target-level sentiment analysis in finance’, </text:span><text:span text:style-name="Emphasis"><text:span text:style-name="T1">Algorithms</text:span></text:span><text:span text:style-name="T1">, 18(1), 46. Available at: </text:span><text:a xlink:type="simple" xlink:href="https://www.mdpi.com/1999-4893/18/1/46?utm_source=chatgpt.com" office:target-frame-name="_new" xlink:show="replace" text:style-name="Internet_20_link" text:visited-style-name="Visited_20_Internet_20_Link"><text:span text:style-name="T1">https://www.mdpi.com/1999-4893/18/1/46</text:span></text:a><text:span text:style-name="T1"> (Accessed: 31 August 2025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1T21:59:44.261000000</meta:creation-date>
    <dc:date>2025-08-31T22:24:36.165000000</dc:date>
    <meta:editing-duration>PT21M37S</meta:editing-duration>
    <meta:editing-cycles>6</meta:editing-cycles>
    <meta:generator>LibreOffice/7.5.2.2$Windows_X86_64 LibreOffice_project/53bb9681a964705cf672590721dbc85eb4d0c3a2</meta:generator>
    <meta:document-statistic meta:table-count="0" meta:image-count="0" meta:object-count="0" meta:page-count="9" meta:paragraph-count="142" meta:word-count="1725" meta:character-count="13381" meta:non-whitespace-character-count="11877"/>
  </office:meta>
</office:document-meta>
</file>